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2cdd8d"/>
    </style:style>
    <style:style style:name="P2" style:family="paragraph" style:parent-style-name="Standard">
      <style:paragraph-properties fo:text-align="center" style:justify-single-word="false"/>
      <style:text-properties officeooo:rsid="001698e1" officeooo:paragraph-rsid="001698e1"/>
    </style:style>
    <style:style style:name="P3" style:family="paragraph" style:parent-style-name="Text_20_body">
      <style:text-properties officeooo:paragraph-rsid="00185462"/>
    </style:style>
    <style:style style:name="P4" style:family="paragraph" style:parent-style-name="Text_20_body">
      <style:text-properties officeooo:paragraph-rsid="001a3fc4"/>
    </style:style>
    <style:style style:name="P5" style:family="paragraph" style:parent-style-name="Text_20_body">
      <style:text-properties officeooo:paragraph-rsid="001e861a"/>
    </style:style>
    <style:style style:name="P6" style:family="paragraph" style:parent-style-name="Text_20_body">
      <style:text-properties officeooo:paragraph-rsid="0022b525"/>
    </style:style>
    <style:style style:name="P7" style:family="paragraph" style:parent-style-name="Text_20_body">
      <style:text-properties officeooo:paragraph-rsid="002b6db0"/>
    </style:style>
    <style:style style:name="P8" style:family="paragraph" style:parent-style-name="Text_20_body">
      <style:text-properties officeooo:paragraph-rsid="002bb5b6"/>
    </style:style>
    <style:style style:name="P9" style:family="paragraph" style:parent-style-name="Text_20_body">
      <style:text-properties officeooo:rsid="0016f113" officeooo:paragraph-rsid="0016f113"/>
    </style:style>
    <style:style style:name="P10" style:family="paragraph" style:parent-style-name="Text_20_body">
      <style:text-properties officeooo:rsid="00185462" officeooo:paragraph-rsid="001a3fc4"/>
    </style:style>
    <style:style style:name="P11" style:family="paragraph" style:parent-style-name="Text_20_body">
      <style:text-properties officeooo:rsid="001a3fc4" officeooo:paragraph-rsid="001a3fc4"/>
    </style:style>
    <style:style style:name="P12" style:family="paragraph" style:parent-style-name="Text_20_body">
      <style:text-properties officeooo:rsid="001b85d9" officeooo:paragraph-rsid="001b85d9"/>
    </style:style>
    <style:style style:name="P13" style:family="paragraph" style:parent-style-name="Text_20_body">
      <style:text-properties officeooo:rsid="002b6db0" officeooo:paragraph-rsid="002b6db0"/>
    </style:style>
    <style:style style:name="P14" style:family="paragraph" style:parent-style-name="Text_20_body">
      <style:text-properties officeooo:rsid="002bb5b6" officeooo:paragraph-rsid="002bb5b6"/>
    </style:style>
    <style:style style:name="P15" style:family="paragraph" style:parent-style-name="Text_20_body">
      <style:text-properties officeooo:paragraph-rsid="002fa944"/>
    </style:style>
    <style:style style:name="P16" style:family="paragraph" style:parent-style-name="Text_20_body">
      <style:text-properties officeooo:paragraph-rsid="00311573"/>
    </style:style>
    <style:style style:name="P17" style:family="paragraph" style:parent-style-name="Text_20_body">
      <style:text-properties officeooo:paragraph-rsid="00335d08"/>
    </style:style>
    <style:style style:name="P18" style:family="paragraph" style:parent-style-name="Text_20_body">
      <style:text-properties officeooo:paragraph-rsid="002cdd8d"/>
    </style:style>
    <style:style style:name="P19" style:family="paragraph" style:parent-style-name="Text_20_body">
      <style:text-properties officeooo:paragraph-rsid="0036e1bf"/>
    </style:style>
    <style:style style:name="P20" style:family="paragraph" style:parent-style-name="Code_20_sample">
      <style:text-properties officeooo:rsid="002b6db0" officeooo:paragraph-rsid="002b6db0"/>
    </style:style>
    <style:style style:name="P21" style:family="paragraph" style:parent-style-name="Code_20_sample">
      <style:text-properties officeooo:rsid="002bb5b6" officeooo:paragraph-rsid="002bb5b6"/>
    </style:style>
    <style:style style:name="P22" style:family="paragraph" style:parent-style-name="Code_20_sample">
      <style:text-properties officeooo:paragraph-rsid="002fa944"/>
    </style:style>
    <style:style style:name="P23" style:family="paragraph" style:parent-style-name="Code_20_sample">
      <style:text-properties officeooo:paragraph-rsid="00335d08"/>
    </style:style>
    <style:style style:name="P24" style:family="paragraph" style:parent-style-name="Standard">
      <style:text-properties officeooo:paragraph-rsid="003b1b17"/>
    </style:style>
    <style:style style:name="P25" style:family="paragraph" style:parent-style-name="Standard">
      <style:paragraph-properties fo:text-align="center" style:justify-single-word="false"/>
      <style:text-properties officeooo:rsid="001698e1" officeooo:paragraph-rsid="001698e1"/>
    </style:style>
    <style:style style:name="P26" style:family="paragraph" style:parent-style-name="Standard">
      <style:text-properties style:font-name="Courier 10 Pitch1" fo:font-size="11pt" style:font-size-asian="11pt" style:font-size-complex="11pt"/>
    </style:style>
    <style:style style:name="P27" style:family="paragraph" style:parent-style-name="Standard">
      <style:text-properties style:font-name="Courier 10 Pitch1" fo:font-size="11pt" officeooo:paragraph-rsid="003b7e0b" style:font-size-asian="11pt" style:font-size-complex="11pt"/>
    </style:style>
    <style:style style:name="P28" style:family="paragraph" style:parent-style-name="Text_20_body" style:list-style-name="L1">
      <style:text-properties officeooo:paragraph-rsid="001a3fc4"/>
    </style:style>
    <style:style style:name="P29" style:family="paragraph" style:parent-style-name="Text_20_body" style:list-style-name="L2">
      <style:text-properties officeooo:paragraph-rsid="001b85d9"/>
    </style:style>
    <style:style style:name="P30" style:family="paragraph" style:parent-style-name="Text_20_body" style:list-style-name="L2">
      <style:text-properties officeooo:paragraph-rsid="0023f4ab"/>
    </style:style>
    <style:style style:name="P31" style:family="paragraph" style:parent-style-name="Text_20_body" style:list-style-name="L2">
      <style:text-properties officeooo:paragraph-rsid="0020d49f"/>
    </style:style>
    <style:style style:name="P32" style:family="paragraph" style:parent-style-name="Text_20_body" style:list-style-name="L2">
      <style:text-properties officeooo:paragraph-rsid="001ced81"/>
    </style:style>
    <style:style style:name="P33" style:family="paragraph" style:parent-style-name="Text_20_body" style:list-style-name="L2">
      <style:text-properties officeooo:paragraph-rsid="001e861a"/>
    </style:style>
    <style:style style:name="P34" style:family="paragraph" style:parent-style-name="Text_20_body" style:list-style-name="L2">
      <style:text-properties officeooo:rsid="001b85d9" officeooo:paragraph-rsid="001b85d9"/>
    </style:style>
    <style:style style:name="P35" style:family="paragraph" style:parent-style-name="Text_20_body" style:list-style-name="L2">
      <style:text-properties officeooo:rsid="0023f4ab" officeooo:paragraph-rsid="0023f4ab"/>
    </style:style>
    <style:style style:name="P36" style:family="paragraph" style:parent-style-name="Text_20_body" style:list-style-name="L2">
      <style:text-properties officeooo:rsid="002459e9" officeooo:paragraph-rsid="003b7e0b"/>
    </style:style>
    <style:style style:name="P37" style:family="paragraph" style:parent-style-name="Text_20_body">
      <style:text-properties officeooo:rsid="002459e9" officeooo:paragraph-rsid="003b7e0b"/>
    </style:style>
    <style:style style:name="P38" style:family="paragraph" style:parent-style-name="Text_20_body">
      <style:text-properties officeooo:rsid="002fa944" officeooo:paragraph-rsid="002fa944"/>
    </style:style>
    <style:style style:name="P39" style:family="paragraph" style:parent-style-name="Text_20_body" style:list-style-name="L3">
      <style:text-properties officeooo:rsid="002fa944" officeooo:paragraph-rsid="002fa944"/>
    </style:style>
    <style:style style:name="P40" style:family="paragraph" style:parent-style-name="Text_20_body" style:list-style-name="L3">
      <style:text-properties officeooo:paragraph-rsid="002fa944"/>
    </style:style>
    <style:style style:name="P41" style:family="paragraph" style:parent-style-name="Text_20_body">
      <style:text-properties officeooo:rsid="00311573" officeooo:paragraph-rsid="00311573"/>
    </style:style>
    <style:style style:name="P42" style:family="paragraph" style:parent-style-name="Text_20_body" style:list-style-name="L5">
      <style:text-properties officeooo:paragraph-rsid="002b6db0"/>
    </style:style>
    <style:style style:name="P43" style:family="paragraph" style:parent-style-name="Text_20_body" style:list-style-name="L5">
      <style:text-properties officeooo:rsid="002b6db0" officeooo:paragraph-rsid="002b6db0"/>
    </style:style>
    <style:style style:name="P44" style:family="paragraph" style:parent-style-name="Text_20_body">
      <style:text-properties officeooo:rsid="0033a96d" officeooo:paragraph-rsid="0033a96d"/>
    </style:style>
    <style:style style:name="P45" style:family="paragraph" style:parent-style-name="Text_20_body">
      <style:text-properties officeooo:paragraph-rsid="00392fdc"/>
    </style:style>
    <style:style style:name="P46" style:family="paragraph" style:parent-style-name="Text_20_body">
      <style:text-properties officeooo:paragraph-rsid="003952a6"/>
    </style:style>
    <style:style style:name="P47" style:family="paragraph" style:parent-style-name="Text_20_body">
      <style:text-properties officeooo:paragraph-rsid="003b1b17"/>
    </style:style>
    <style:style style:name="P48" style:family="paragraph" style:parent-style-name="Text_20_body">
      <style:text-properties officeooo:paragraph-rsid="003b7e0b"/>
    </style:style>
    <style:style style:name="P49" style:family="paragraph" style:parent-style-name="Text_20_body">
      <style:text-properties officeooo:paragraph-rsid="003e9dfa"/>
    </style:style>
    <style:style style:name="P50" style:family="paragraph" style:parent-style-name="Text_20_body">
      <style:text-properties fo:font-style="normal" officeooo:paragraph-rsid="003e9dfa" style:font-style-asian="normal" style:font-style-complex="normal"/>
    </style:style>
    <style:style style:name="P51" style:family="paragraph" style:parent-style-name="Text_20_body">
      <style:text-properties officeooo:paragraph-rsid="003ff80a"/>
    </style:style>
    <style:style style:name="P52" style:family="paragraph" style:parent-style-name="Text_20_body">
      <style:text-properties officeooo:paragraph-rsid="00412a57"/>
    </style:style>
    <style:style style:name="P53" style:family="paragraph" style:parent-style-name="Text_20_body" style:list-style-name="L2">
      <style:paragraph-properties fo:break-before="page"/>
      <style:text-properties officeooo:paragraph-rsid="0020d49f"/>
    </style:style>
    <style:style style:name="P54" style:family="paragraph" style:parent-style-name="Code_20_sample">
      <style:text-properties officeooo:rsid="002fa944" officeooo:paragraph-rsid="002fa944"/>
    </style:style>
    <style:style style:name="P55" style:family="paragraph" style:parent-style-name="Code_20_sample">
      <style:text-properties officeooo:rsid="00311573" officeooo:paragraph-rsid="00311573"/>
    </style:style>
    <style:style style:name="P56" style:family="paragraph" style:parent-style-name="Code_20_sample">
      <style:text-properties officeooo:rsid="00335d08" officeooo:paragraph-rsid="00392fdc"/>
    </style:style>
    <style:style style:name="P57" style:family="paragraph" style:parent-style-name="Code_20_sample">
      <style:text-properties officeooo:rsid="0033a96d" officeooo:paragraph-rsid="0033a96d"/>
    </style:style>
    <style:style style:name="P58" style:family="paragraph" style:parent-style-name="Code_20_sample">
      <style:text-properties officeooo:paragraph-rsid="00392fdc"/>
    </style:style>
    <style:style style:name="P59" style:family="paragraph" style:parent-style-name="Code_20_sample">
      <style:text-properties officeooo:rsid="002b6db0" officeooo:paragraph-rsid="002b6db0"/>
    </style:style>
    <style:style style:name="P60" style:family="paragraph" style:parent-style-name="Heading_20_1">
      <style:paragraph-properties fo:text-align="center" style:justify-single-word="false"/>
      <style:text-properties fo:font-size="40pt" officeooo:rsid="001698e1" style:font-size-asian="40pt" style:font-size-complex="40pt"/>
    </style:style>
    <style:style style:name="P61" style:family="paragraph" style:parent-style-name="Heading_20_1">
      <style:text-properties officeooo:rsid="0016f113" officeooo:paragraph-rsid="0016f113"/>
    </style:style>
    <style:style style:name="P62" style:family="paragraph" style:parent-style-name="Heading_20_1">
      <style:text-properties officeooo:paragraph-rsid="0016f113"/>
    </style:style>
    <style:style style:name="P63" style:family="paragraph" style:parent-style-name="Heading_20_1" style:list-style-name="">
      <style:paragraph-properties>
        <style:tab-stops/>
      </style:paragraph-properties>
      <style:text-properties officeooo:rsid="001698e1" officeooo:paragraph-rsid="001698e1"/>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1698e1" officeooo:paragraph-rsid="001698e1"/>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Heading_20_2">
      <style:text-properties officeooo:rsid="0016f113" officeooo:paragraph-rsid="0016f113"/>
    </style:style>
    <style:style style:name="P68" style:family="paragraph" style:parent-style-name="Heading_20_2" style:list-style-name="">
      <style:text-properties officeooo:rsid="0016f113" officeooo:paragraph-rsid="0016f113"/>
    </style:style>
    <style:style style:name="P69" style:family="paragraph" style:parent-style-name="Heading_20_2">
      <style:paragraph-properties fo:break-before="page"/>
      <style:text-properties officeooo:rsid="0016f113" officeooo:paragraph-rsid="0016f113"/>
    </style:style>
    <style:style style:name="P70" style:family="paragraph" style:parent-style-name="Heading_20_3">
      <style:text-properties officeooo:rsid="00335d08" officeooo:paragraph-rsid="00335d08"/>
    </style:style>
    <style:style style:name="P71" style:family="paragraph" style:parent-style-name="Heading_20_3">
      <style:text-properties officeooo:rsid="002cdd8d" officeooo:paragraph-rsid="00392fdc"/>
    </style:style>
    <style:style style:name="P72" style:family="paragraph" style:parent-style-name="Heading_20_3">
      <style:text-properties officeooo:paragraph-rsid="003b3b7d"/>
    </style:style>
    <style:style style:name="P73" style:family="paragraph" style:parent-style-name="Heading_20_3" style:list-style-name=""/>
    <style:style style:name="P74" style:family="paragraph" style:parent-style-name="Heading_20_3">
      <style:text-properties officeooo:paragraph-rsid="003e9dfa"/>
    </style:style>
    <style:style style:name="P75" style:family="paragraph" style:parent-style-name="Heading_20_3">
      <style:paragraph-properties fo:break-before="page"/>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T1" style:family="text">
      <style:text-properties officeooo:rsid="00185462"/>
    </style:style>
    <style:style style:name="T2" style:family="text">
      <style:text-properties officeooo:rsid="001a3fc4"/>
    </style:style>
    <style:style style:name="T3" style:family="text">
      <style:text-properties fo:color="#0000ff" style:font-name="Courier 10 Pitch1" officeooo:rsid="001a3fc4"/>
    </style:style>
    <style:style style:name="T4" style:family="text">
      <style:text-properties fo:color="#0000ff" style:font-name="Courier 10 Pitch1" officeooo:rsid="001b85d9"/>
    </style:style>
    <style:style style:name="T5" style:family="text">
      <style:text-properties fo:color="#0000ff" style:font-name="Courier 10 Pitch1" officeooo:rsid="001ced81"/>
    </style:style>
    <style:style style:name="T6" style:family="text">
      <style:text-properties fo:color="#0000ff" style:font-name="Courier 10 Pitch1" officeooo:rsid="001e861a"/>
    </style:style>
    <style:style style:name="T7" style:family="text">
      <style:text-properties fo:color="#0000ff" style:font-name="Courier 10 Pitch1" officeooo:rsid="0022b525"/>
    </style:style>
    <style:style style:name="T8" style:family="text">
      <style:text-properties fo:color="#0000ff" style:font-name="Courier 10 Pitch1" officeooo:rsid="0023f4ab"/>
    </style:style>
    <style:style style:name="T9" style:family="text">
      <style:text-properties fo:color="#0000ff" style:font-name="Courier 10 Pitch1" officeooo:rsid="00240c95"/>
    </style:style>
    <style:style style:name="T10" style:family="text">
      <style:text-properties fo:color="#0000ff" style:font-name="Courier 10 Pitch1" officeooo:rsid="002b6db0"/>
    </style:style>
    <style:style style:name="T11" style:family="text">
      <style:text-properties fo:color="#0000ff" style:font-name="Courier 10 Pitch1" officeooo:rsid="002bb5b6"/>
    </style:style>
    <style:style style:name="T12" style:family="text">
      <style:text-properties fo:color="#0000ff" style:font-name="Courier 10 Pitch1" officeooo:rsid="002cdd8d"/>
    </style:style>
    <style:style style:name="T13" style:family="text">
      <style:text-properties fo:color="#0000ff" style:font-name="Courier 10 Pitch1" officeooo:rsid="002fa944"/>
    </style:style>
    <style:style style:name="T14" style:family="text">
      <style:text-properties fo:color="#0000ff" style:font-name="Courier 10 Pitch1" officeooo:rsid="00311573"/>
    </style:style>
    <style:style style:name="T15" style:family="text">
      <style:text-properties fo:color="#0000ff" style:font-name="Courier 10 Pitch1" officeooo:rsid="00335d08"/>
    </style:style>
    <style:style style:name="T16" style:family="text">
      <style:text-properties fo:color="#0000ff" style:font-name="Courier 10 Pitch1" officeooo:rsid="00392fdc"/>
    </style:style>
    <style:style style:name="T17" style:family="text">
      <style:text-properties fo:color="#0000ff" style:font-name="Courier 10 Pitch1" officeooo:rsid="003952a6"/>
    </style:style>
    <style:style style:name="T18" style:family="text">
      <style:text-properties fo:color="#0000ff" style:font-name="Courier 10 Pitch1" officeooo:rsid="0026ae65"/>
    </style:style>
    <style:style style:name="T19" style:family="text">
      <style:text-properties fo:color="#0000ff" style:font-name="Courier 10 Pitch1" officeooo:rsid="003e9db6"/>
    </style:style>
    <style:style style:name="T20" style:family="text">
      <style:text-properties fo:color="#0000ff" style:font-name="Courier 10 Pitch1" officeooo:rsid="003e9dfa"/>
    </style:style>
    <style:style style:name="T21" style:family="text">
      <style:text-properties fo:color="#0000ff" style:font-name="Courier 10 Pitch1" officeooo:rsid="0029f6ff"/>
    </style:style>
    <style:style style:name="T22" style:family="text">
      <style:text-properties fo:color="#0000ff" style:font-name="Courier 10 Pitch1" fo:font-style="normal" officeooo:rsid="0026ae65" style:font-style-asian="normal" style:font-style-complex="normal"/>
    </style:style>
    <style:style style:name="T23" style:family="text">
      <style:text-properties fo:color="#0000ff" style:font-name="Courier 10 Pitch1" fo:font-style="normal" officeooo:rsid="003e9dfa" style:font-style-asian="normal" style:font-style-complex="normal"/>
    </style:style>
    <style:style style:name="T24" style:family="text">
      <style:text-properties fo:font-style="italic" officeooo:rsid="00185462" style:font-style-asian="italic" style:font-style-complex="italic"/>
    </style:style>
    <style:style style:name="T25" style:family="text">
      <style:text-properties fo:font-style="italic" officeooo:rsid="001b85d9" style:font-style-asian="italic" style:font-style-complex="italic"/>
    </style:style>
    <style:style style:name="T26" style:family="text">
      <style:text-properties fo:font-style="italic" officeooo:rsid="001ced81" style:font-style-asian="italic" style:font-style-complex="italic"/>
    </style:style>
    <style:style style:name="T27" style:family="text">
      <style:text-properties fo:font-style="italic" officeooo:rsid="001a3fc4" style:font-style-asian="italic" style:font-style-complex="italic"/>
    </style:style>
    <style:style style:name="T28" style:family="text">
      <style:text-properties fo:font-style="italic" officeooo:rsid="001f3225" style:font-style-asian="italic" style:font-style-complex="italic"/>
    </style:style>
    <style:style style:name="T29" style:family="text">
      <style:text-properties fo:font-style="italic" officeooo:rsid="001e861a" style:font-style-asian="italic" style:font-style-complex="italic"/>
    </style:style>
    <style:style style:name="T30" style:family="text">
      <style:text-properties fo:font-style="italic" officeooo:rsid="0022b525" style:font-style-asian="italic" style:font-style-complex="italic"/>
    </style:style>
    <style:style style:name="T31" style:family="text">
      <style:text-properties fo:font-style="italic" officeooo:rsid="0023f4ab" style:font-style-asian="italic" style:font-style-complex="italic"/>
    </style:style>
    <style:style style:name="T32" style:family="text">
      <style:text-properties fo:font-style="italic" officeooo:rsid="00240c95" style:font-style-asian="italic" style:font-style-complex="italic"/>
    </style:style>
    <style:style style:name="T33" style:family="text">
      <style:text-properties fo:font-style="italic" officeooo:rsid="002bb5b6" style:font-style-asian="italic" style:font-style-complex="italic"/>
    </style:style>
    <style:style style:name="T34" style:family="text">
      <style:text-properties fo:font-style="italic" officeooo:rsid="002cdd8d" style:font-style-asian="italic" style:font-style-complex="italic"/>
    </style:style>
    <style:style style:name="T35" style:family="text">
      <style:text-properties fo:font-style="italic" officeooo:rsid="002fa944" style:font-style-asian="italic" style:font-style-complex="italic"/>
    </style:style>
    <style:style style:name="T36" style:family="text">
      <style:text-properties fo:font-style="italic" officeooo:rsid="00311573" style:font-style-asian="italic" style:font-style-complex="italic"/>
    </style:style>
    <style:style style:name="T37" style:family="text">
      <style:text-properties fo:font-style="italic" officeooo:rsid="00335d08" style:font-style-asian="italic" style:font-style-complex="italic"/>
    </style:style>
    <style:style style:name="T38" style:family="text">
      <style:text-properties fo:font-style="italic" officeooo:rsid="0033a96d" style:font-style-asian="italic" style:font-style-complex="italic"/>
    </style:style>
    <style:style style:name="T39" style:family="text">
      <style:text-properties fo:font-style="italic" officeooo:rsid="00392fdc" style:font-style-asian="italic" style:font-style-complex="italic"/>
    </style:style>
    <style:style style:name="T40" style:family="text">
      <style:text-properties fo:font-style="italic" officeooo:rsid="003952a6" style:font-style-asian="italic" style:font-style-complex="italic"/>
    </style:style>
    <style:style style:name="T41" style:family="text">
      <style:text-properties fo:font-style="italic" officeooo:rsid="003e9db6" style:font-style-asian="italic" style:font-style-complex="italic"/>
    </style:style>
    <style:style style:name="T42" style:family="text">
      <style:text-properties fo:font-style="italic" officeooo:rsid="003e9dfa" style:font-style-asian="italic" style:font-style-complex="italic"/>
    </style:style>
    <style:style style:name="T43" style:family="text">
      <style:text-properties fo:font-style="italic" officeooo:rsid="0026ae65" style:font-style-asian="italic" style:font-style-complex="italic"/>
    </style:style>
    <style:style style:name="T44" style:family="text">
      <style:text-properties fo:font-style="italic" officeooo:rsid="0029f6ff" style:font-style-asian="italic" style:font-style-complex="italic"/>
    </style:style>
    <style:style style:name="T45" style:family="text">
      <style:text-properties officeooo:rsid="001b85d9"/>
    </style:style>
    <style:style style:name="T46" style:family="text">
      <style:text-properties officeooo:rsid="001ced81"/>
    </style:style>
    <style:style style:name="T47" style:family="text">
      <style:text-properties officeooo:rsid="001e861a"/>
    </style:style>
    <style:style style:name="T48" style:family="text">
      <style:text-properties officeooo:rsid="001f3225"/>
    </style:style>
    <style:style style:name="T49" style:family="text">
      <style:text-properties officeooo:rsid="0020d49f"/>
    </style:style>
    <style:style style:name="T50" style:family="text">
      <style:text-properties officeooo:rsid="0022b525"/>
    </style:style>
    <style:style style:name="T51" style:family="text">
      <style:text-properties officeooo:rsid="00237070"/>
    </style:style>
    <style:style style:name="T52" style:family="text">
      <style:text-properties officeooo:rsid="0023f4ab"/>
    </style:style>
    <style:style style:name="T53" style:family="text">
      <style:text-properties officeooo:rsid="00240c95"/>
    </style:style>
    <style:style style:name="T54" style:family="text">
      <style:text-properties officeooo:rsid="002b6db0"/>
    </style:style>
    <style:style style:name="T55" style:family="text">
      <style:text-properties officeooo:rsid="002bb5b6"/>
    </style:style>
    <style:style style:name="T56" style:family="text">
      <style:text-properties officeooo:rsid="002cdd8d"/>
    </style:style>
    <style:style style:name="T57" style:family="text">
      <style:text-properties officeooo:rsid="002fa944"/>
    </style:style>
    <style:style style:name="T58" style:family="text">
      <style:text-properties officeooo:rsid="00311573"/>
    </style:style>
    <style:style style:name="T59" style:family="text">
      <style:text-properties officeooo:rsid="00335d08"/>
    </style:style>
    <style:style style:name="T60" style:family="text">
      <style:text-properties officeooo:rsid="0033a96d"/>
    </style:style>
    <style:style style:name="T61" style:family="text">
      <style:text-properties officeooo:rsid="0036e1bf"/>
    </style:style>
    <style:style style:name="T62" style:family="text">
      <style:text-properties officeooo:rsid="00392fdc"/>
    </style:style>
    <style:style style:name="T63" style:family="text">
      <style:text-properties fo:font-style="normal" officeooo:rsid="00392fdc" style:font-style-asian="normal" style:font-style-complex="normal"/>
    </style:style>
    <style:style style:name="T64" style:family="text">
      <style:text-properties fo:font-style="normal" officeooo:rsid="003e9db6" style:font-style-asian="normal" style:font-style-complex="normal"/>
    </style:style>
    <style:style style:name="T65" style:family="text">
      <style:text-properties fo:font-style="normal" officeooo:rsid="0026ae65" style:font-style-asian="normal" style:font-style-complex="normal"/>
    </style:style>
    <style:style style:name="T66" style:family="text">
      <style:text-properties fo:font-style="normal" officeooo:rsid="003e9dfa" style:font-style-asian="normal" style:font-style-complex="normal"/>
    </style:style>
    <style:style style:name="T67" style:family="text">
      <style:text-properties officeooo:rsid="003952a6"/>
    </style:style>
    <style:style style:name="T68" style:family="text">
      <style:text-properties officeooo:rsid="0016f113"/>
    </style:style>
    <style:style style:name="T69" style:family="text">
      <style:text-properties officeooo:rsid="003b3b7d"/>
    </style:style>
    <style:style style:name="T70" style:family="text">
      <style:text-properties officeooo:rsid="003bece0"/>
    </style:style>
    <style:style style:name="T71" style:family="text">
      <style:text-properties officeooo:rsid="003ced3e"/>
    </style:style>
    <style:style style:name="T72" style:family="text">
      <style:text-properties style:text-position="super 58%" officeooo:rsid="0026ae65" style:font-size-asian="10.5pt"/>
    </style:style>
    <style:style style:name="T73" style:family="text">
      <style:text-properties style:font-name="Liberation Serif1" officeooo:rsid="0026ae65"/>
    </style:style>
    <style:style style:name="T74" style:family="text">
      <style:text-properties officeooo:rsid="0026ae65"/>
    </style:style>
    <style:style style:name="T75" style:family="text">
      <style:text-properties officeooo:rsid="003e9db6"/>
    </style:style>
    <style:style style:name="T76" style:family="text">
      <style:text-properties officeooo:rsid="003e9dfa"/>
    </style:style>
    <style:style style:name="T77" style:family="text">
      <style:text-properties fo:font-weight="bold" officeooo:rsid="0026ae65" style:font-weight-asian="bold" style:font-weight-complex="bold"/>
    </style:style>
    <style:style style:name="T78" style:family="text">
      <style:text-properties fo:font-weight="bold" officeooo:rsid="0029f6ff" style:font-weight-asian="bold" style:font-weight-complex="bold"/>
    </style:style>
    <style:style style:name="T79" style:family="text">
      <style:text-properties officeooo:rsid="0029f6ff"/>
    </style:style>
    <style:style style:name="T80" style:family="text">
      <style:text-properties officeooo:rsid="003ff80a"/>
    </style:style>
    <style:style style:name="T81" style:family="text">
      <style:text-properties officeooo:rsid="0040ecac"/>
    </style:style>
    <style:style style:name="T82" style:family="text">
      <style:text-properties officeooo:rsid="00412a5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JSLisp</text:h>
      <text:p text:style-name="P2">V<text:span text:style-name="T71">ersion </text:span><text:span text:style-name="T71"><text:variable-set text:name="version" office:value-type="string">0.0.1</text:variable-set></text:span></text:p>
      <text:p text:style-name="P2"><text:span text:style-name="T71"/></text:p>
      <text:p text:style-name="P2">Document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JSLisp<text:tab/>1</text:p>
          <text:p text:style-name="P76">Introduction<text:tab/>3</text:p>
          <text:p text:style-name="P76">License<text:tab/>3</text:p>
          <text:p text:style-name="P76">Similarities with Common Lisp<text:tab/>4</text:p>
          <text:p text:style-name="P76">Differences from Common Lisp<text:tab/>5</text:p>
          <text:p text:style-name="P76">Javascript integration<text:tab/>7</text:p>
          <text:p text:style-name="P76">Reference<text:tab/>8</text:p>
          <text:p text:style-name="P66">Data types<text:tab/>8</text:p>
          <text:p text:style-name="P77">Numbers<text:tab/>8</text:p>
          <text:p text:style-name="P77">Strings<text:tab/>8</text:p>
          <text:p text:style-name="P77">Symbols<text:tab/>8</text:p>
          <text:p text:style-name="P77">Lists<text:tab/>9</text:p>
          <text:p text:style-name="P77">Closures<text:tab/>9</text:p>
          <text:p text:style-name="P77">Boolean<text:tab/>9</text:p>
          <text:p text:style-name="P77">Null<text:tab/>9</text:p>
          <text:p text:style-name="P77">Undefined<text:tab/>9</text:p>
          <text:p text:style-name="P77">Objects<text:tab/>9</text:p>
          <text:p text:style-name="P66">Namespaces<text:tab/>10</text:p>
          <text:p text:style-name="P77">Value namespace<text:tab/>10</text:p>
          <text:p text:style-name="P77">Function namespace<text:tab/>10</text:p>
          <text:p text:style-name="P77">Macro namespace<text:tab/>11</text:p>
          <text:p text:style-name="P66">Flow control<text:tab/>12</text:p>
          <text:p text:style-name="P77">(progn ...)<text:tab/>12</text:p>
          <text:p text:style-name="P77">(dotimes …) (dolist ...)<text:tab/>12</text:p>
          <text:p text:style-name="P77">(do ...)<text:tab/>13</text:p>
          <text:p text:style-name="P77">(if …) (when …) (unless ...)<text:tab/>14</text:p>
          <text:p text:style-name="P77">(let …) (let* ...)<text:tab/>15</text:p>
          <text:p text:style-name="P66">Predefined functions and macros<text:tab/>15</text:p>
          <text:p text:style-name="P66">Libraries<text:tab/>15</text:p>
          <text:p text:style-name="P66">Reader customization<text:tab/>15</text:p>
          <text:p text:style-name="P76">The REPL<text:tab/>15</text:p>
          <text:p text:style-name="P76">Implementation<text:tab/>15</text:p>
          <text:p text:style-name="P66"><text:soft-page-break/>Implementation of namespaces<text:tab/>15</text:p>
          <text:p text:style-name="P66">Defmacro, macrolet, symbol-macrolet<text:tab/>15</text:p>
          <text:p text:style-name="P66">JS-Compile<text:tab/>15</text:p>
          <text:p text:style-name="P66">Bootstrap<text:tab/>15</text:p>
          <text:p text:style-name="P66">Compatibility issues<text:tab/>15</text:p>
        </text:index-body>
      </text:table-of-content>
      <text:h text:style-name="P63" text:outline-level="1"/>
      <text:h text:style-name="P65" text:outline-level="1">Introduction</text:h>
      <text:p text:style-name="P9">JSLisp is an implementation of a Lisp dialect as a compiler that generates Javascript code. It has both strong similarities and strong differences with Common Lisp, after which is anyway modeled for the main structure.</text:p>
      <text:p text:style-name="P9">The main rule I followed was however to respect the underlying Javascript runtime, so when Javascript and Common Lisp did not agree on a certain basic feature (e.g. string mutability) the choice has been to follow Javascript.</text:p>
      <text:p text:style-name="P9">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9">I'm not a Common Lisp expert however, so may be a few divergences in this implementation are indeed just mistakes, time will judge.</text:p>
      <text:p text:style-name="P9">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62" text:outline-level="1"><text:span text:style-name="T68">License</text:span></text:h>
      <text:p text:style-name="P52"><text:span text:style-name="T82">JSLisp is covered by a MIT license:</text:span></text:p>
      <text:p text:style-name="P52"><text:span text:style-name="T82"/></text:p>
      <text:p text:style-name="P26">Copyright (c) 2011 by Andrea Griffini</text:p>
      <text:p text:style-name="P26"/>
      <text:p text:style-name="P2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6"/>
      <text:p text:style-name="P26">The above copyright notice and this permission notice shall be included in all copies or substantial portions of the Software.</text:p>
      <text:p text:style-name="P26"/>
      <text:p text:style-name="P2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4" text:outline-level="1"><text:span text:style-name="T68">Similarities with Common Lisp</text:span></text:h>
      <text:p text:style-name="P3"><text:span text:style-name="T1">JSLisp is a LISP-2 (actually a LISP-3 as described in detail later). A symbol in the “</text:span><text:span text:style-name="T24">function position</text:span><text:span text:style-name="T1">” of a form will be looked up </text:span><text:span text:style-name="T2">differently</text:span><text:span text:style-name="T1"> than a </text:span><text:span text:style-name="T2">symbol</text:span><text:span text:style-name="T1"> in a “</text:span><text:span text:style-name="T31">value</text:span><text:span text:style-name="T24"> position</text:span><text:span text:style-name="T1">” of a form.</text:span></text:p>
      <text:p text:style-name="P3"><text:span text:style-name="T1">Therefore JSLisp </text:span><text:span text:style-name="T52">in this </text:span><text:span text:style-name="T1">is </text:span><text:span text:style-name="T52">closer</text:span><text:span text:style-name="T1"> to Common Lisp than to Scheme.</text:span></text:p>
      <text:p text:style-name="P4"><text:span text:style-name="T1">JSLisp implement unhygienic macros </text:span><text:span text:style-name="T2">with </text:span><text:span text:style-name="T3">defmacro</text:span><text:span text:style-name="T1">, with the meaning that it is possible in a macro to capture or introduce new bindings from the expansion context.</text:span></text:p>
      <text:p text:style-name="P10">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3"><text:span text:style-name="T1">JSLisp allows to customize the </text:span><text:span text:style-name="T24">read</text:span><text:span text:style-name="T1"> process (even if a different approach from Common Lisp).</text:span></text:p>
      <text:p text:style-name="P4"><text:span text:style-name="T2">JSLisp implements </text:span><text:span text:style-name="T3">&amp;rest</text:span><text:span text:style-name="T2"> and </text:span><text:span text:style-name="T3">&amp;key</text:span><text:span text:style-name="T2"> argument support for functions and macros.</text:span></text:p>
      <text:p text:style-name="P5"><text:span text:style-name="T47">JSLisp scoping rules are those of Common Lisp (</text:span><text:span text:style-name="T51">e.g. for </text:span><text:span text:style-name="T6">let</text:span><text:span text:style-name="T47">, </text:span><text:span text:style-name="T6">let*</text:span><text:span text:style-name="T47">, </text:span><text:span text:style-name="T6">do...</text:span><text:span text:style-name="T47">, </text:span><text:span text:style-name="T6">labels</text:span><text:span text:style-name="T47">, </text:span><text:span text:style-name="T6">macrolet</text:span><text:span text:style-name="T47">, </text:span><text:span text:style-name="T6">symbol-macrolet</text:span><text:span text:style-name="T47">) and not the ones from Javascript.<text:line-break/>This often require wrapping a portion of code in a function construct </text:span><text:span text:style-name="T51">during compilation</text:span><text:span text:style-name="T47">, but this is common pattern used also when writing directly in Javascript because native scoping rules are just horrible.</text:span></text:p>
      <text:p text:style-name="P6"><text:span text:style-name="T50">JSLisp symbols can contain any character. This is </text:span><text:span text:style-name="T51">implemented</text:span><text:span text:style-name="T50"> by mangling and unmangling as needed. The global Javascript namespace is used for symbol's </text:span><text:span text:style-name="T30">value</text:span><text:span text:style-name="T50">, </text:span><text:span text:style-name="T30">function</text:span><text:span text:style-name="T50">, and </text:span><text:span text:style-name="T30">macro</text:span><text:span text:style-name="T50"> cells but with names that contains a double dollar sequence to avoid clashing.</text:span></text:p>
      <text:p text:style-name="P6"><text:span text:style-name="T50">JSLisp supports both </text:span><text:span text:style-name="T30">lexical</text:span><text:span text:style-name="T50"> </text:span><text:span text:style-name="T51">(default) </text:span><text:span text:style-name="T50">and </text:span><text:span text:style-name="T30">dynamic</text:span><text:span text:style-name="T50"> scoping. Dynamic scoping is only for variables that have been defined with </text:span><text:span text:style-name="T7">defvar</text:span><text:span text:style-name="T50">.</text:span></text:p>
      <text:p text:style-name="P48"><text:span text:style-name="T53">JSLisp relational operators are all variadic. The “different” </text:span><text:span text:style-name="T9">(/= ...)</text:span><text:span text:style-name="T53"> operator uses the same Common Lisp semantic (the meaning is “</text:span><text:span text:style-name="T32">no two operands are equal</text:span><text:span text:style-name="T53">”, logically different from the negation of the “equal” </text:span><text:span text:style-name="T9">(= ...)</text:span><text:span text:style-name="T53"> operator when more than two operands are used).</text:span></text:p>
      <text:h text:style-name="P64" text:outline-level="1"><text:span text:style-name="T68">Differences from Common Lisp</text:span></text:h>
      <text:p text:style-name="P11">JSLisp is also very different from Common Lisp, mainly for two reasons:</text:p>
      <text:list xml:id="list98895819" text:style-name="L1">
        <text:list-item>
          <text:p text:style-name="P28"><text:span text:style-name="T2">When the underlying Javascript runtime environment supported a different view on a specific topic and when implementing Lisp view </text:span><text:span text:style-name="T48">(of course always possible) </text:span><text:span text:style-name="T2">would mean a </text:span><text:span text:style-name="T27">serious</text:span><text:span text:style-name="T2"> impact on the efficiency.</text:span></text:p>
        </text:list-item>
        <text:list-item>
          <text:p text:style-name="P28"><text:span text:style-name="T2">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45">(because of 1) </text:span><text:span text:style-name="T2">doesn't </text:span><text:span text:style-name="T48">want</text:span><text:span text:style-name="T2"> </text:span><text:span text:style-name="T48">to be</text:span><text:span text:style-name="T45"> </text:span><text:span text:style-name="T2">a standard Common Lisp implementation there is no need to </text:span><text:span text:style-name="T45">feel too much constrained by</text:span><text:span text:style-name="T2"> those choices.<text:line-break/></text:span><text:span text:style-name="T48">I'm of course always well open to explanations or suggestion about why it would be more logical to put JSLisp back on Common Lisp track on specific issues.<text:line-break/>Just note however that “</text:span><text:span text:style-name="T28">because Common Lisp does so</text:span><text:span text:style-name="T48">” for me is not a very good reason per se (in all honesty not a negative, but not a strong positive).</text:span></text:p>
        </text:list-item>
      </text:list>
      <text:p text:style-name="P12">The main differences are:</text:p>
      <text:list xml:id="list1205922617" text:style-name="L2">
        <text:list-item>
          <text:p text:style-name="P29"><text:span text:style-name="T45">Lists are represented using Javascript arrays. This means there are no </text:span><text:span text:style-name="T4">CAR</text:span><text:span text:style-name="T45">/</text:span><text:span text:style-name="T4">CDR</text:span><text:span text:style-name="T45"> functions and no distinct vector type. Yes. I'm serious. It's a Lisp </text:span><text:span text:style-name="T25">without</text:span><text:span text:style-name="T45"> cons cells.<text:line-break/>There is a rest function that compiles to </text:span><text:span text:style-name="T4">.slice(1)</text:span><text:span text:style-name="T45"> and that therefore returns a </text:span><text:span text:style-name="T25">copy</text:span><text:span text:style-name="T45"> of the “rest” of a list </text:span><text:span text:style-name="T25">without sharing on the top level</text:span><text:span text:style-name="T45">. <text:line-break/>Another implication is that </text:span><text:span text:style-name="T4">push</text:span><text:span text:style-name="T45"> is in JSLisp justs a regular function and doesn't need to be a macro (I lied, push is also a macro for efficiency reasons, see later).</text:span></text:p>
        </text:list-item>
        <text:list-item>
          <text:p text:style-name="P34">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29"><text:span text:style-name="T45">Native object types are:<text:line-break/>- Numbers (Javascript numbers, what Common Lisp calls </text:span><text:span text:style-name="T4">double-float</text:span><text:span text:style-name="T45">).<text:line-break/>- Strings (immutable, with unicode support)<text:line-break/>- Lists (Javascript arrays)<text:line-break/>- JS Objects (usable as Common Lisp hash-tables, but keys are strings)<text:line-break/>- </text:span><text:span text:style-name="T7">true</text:span><text:span text:style-name="T45">, </text:span><text:span text:style-name="T7">false</text:span><text:span text:style-name="T45">, </text:span><text:span text:style-name="T4">NaN</text:span><text:span text:style-name="T45">, </text:span><text:span text:style-name="T4">null</text:span><text:span text:style-name="T45"> and </text:span><text:span text:style-name="T4">undefined</text:span><text:span text:style-name="T45"> (with all their strange rules from Javascript). </text:span><text:span text:style-name="T29">There is no character type</text:span><text:span text:style-name="T47">, even if the reader knows the </text:span><text:span text:style-name="T6">#\X</text:span><text:span text:style-name="T47"> syntax with the meaning of a single-char string (not sure if I'll keep this </text:span><text:span text:style-name="T50">redundancy</text:span><text:span text:style-name="T47">).</text:span></text:p>
        </text:list-item>
        <text:list-item>
          <text:p text:style-name="P35">There is no multiple value support</text:p>
        </text:list-item>
        <text:list-item>
          <text:p text:style-name="P30"><text:span text:style-name="T52">There is (so far) no macro destructuring parameter</text:span><text:span text:style-name="T53">s</text:span><text:span text:style-name="T52"> syntax</text:span></text:p>
        </text:list-item>
        <text:list-item>
          <text:p text:style-name="P53"><text:span text:style-name="T45">In JSLisp a macro and a function </text:span><text:span text:style-name="T25">can have the same name</text:span><text:span text:style-name="T45">. This is </text:span><text:span text:style-name="T52">technically </text:span><text:span text:style-name="T45">possible because when doing the lookup in the </text:span><text:span text:style-name="T25">function position</text:span><text:span text:style-name="T45"> of a form first the </text:span><text:span text:style-name="T25">macro namespace</text:span><text:span text:style-name="T45"> is checked and, failing that, the </text:span><text:span text:style-name="T25">function namespace</text:span><text:span text:style-name="T45"> is checked after.<text:line-break/>This is similar to what is possible with </text:span><text:span text:style-name="T4">define-compiler-macro</text:span><text:span text:style-name="T45"> of Common Lisp </text:span><text:span text:style-name="T53">(a feature that I've been told it's seldom used at application level programming)</text:span><text:span text:style-name="T45">.</text:span></text:p>
        </text:list-item>
        <text:list-item>
          <text:p text:style-name="P31"><text:span text:style-name="T46">There is a special </text:span><text:span text:style-name="T5">defmacro/f</text:span><text:span text:style-name="T46"> macro that defines at the same time a </text:span><text:span text:style-name="T26">macro</text:span><text:span text:style-name="T46"> and a </text:span><text:span text:style-name="T26">function</text:span><text:span text:style-name="T46"> with the same name (it works only if the function accepts a fixed number of arguments and to get the functions simply calls the macro expansion code with each parameter bound to the same symbol).</text:span></text:p>
        </text:list-item>
        <text:list-item>
          <text:p text:style-name="P32"><text:span text:style-name="T46">JSLisp implements </text:span><text:span text:style-name="T5">setf</text:span><text:span text:style-name="T46"> specializations but in a much simpler </text:span><text:span text:style-name="T49">and naive </text:span><text:span text:style-name="T46">way than Common Lisp. Many be I will implement the place expander logic in a future, for now when processing </text:span><text:span text:style-name="T5">(setf (xxx ...) yyy)</text:span><text:span text:style-name="T46"> </text:span><text:span text:style-name="T49">JSLisp</text:span><text:span text:style-name="T46"> simply check</text:span><text:span text:style-name="T49">s</text:span><text:span text:style-name="T46"> </text:span><text:span text:style-name="T49">to see </text:span><text:span text:style-name="T46">if there's a </text:span><text:span text:style-name="T5">(set-xxx ...)</text:span><text:span text:style-name="T46"> function </text:span><text:span text:style-name="T49">or macro</text:span><text:span text:style-name="T46"> defined to do the assignment.<text:line-break/> Failing that </text:span><text:span text:style-name="T49">at a last resort </text:span><text:span text:style-name="T46">it's checked if </text:span><text:span text:style-name="T5">xxx</text:span><text:span text:style-name="T46"> is a macro and in that case it's expanded.</text:span></text:p>
        </text:list-item>
        <text:list-item>
          <text:p text:style-name="P33"><text:span text:style-name="T47">String literals are multiline as in Common Lisp and require double-quotes, but they support the escape sequences of Javascript (e.g. </text:span><text:span text:style-name="T6">\n</text:span><text:span text:style-name="T47">, </text:span><text:span text:style-name="T6">\x04</text:span><text:span text:style-name="T47">, </text:span><text:span text:style-name="T6">\u36BF</text:span><text:span text:style-name="T47">).</text:span></text:p>
        </text:list-item>
        <text:list-item>
          <text:p text:style-name="P30"><text:span text:style-name="T52">In JSLisp relational operators (</text:span><text:span text:style-name="T8">&lt;</text:span><text:span text:style-name="T52">, </text:span><text:span text:style-name="T8">&lt;=</text:span><text:span text:style-name="T52">, </text:span><text:span text:style-name="T8">=</text:span><text:span text:style-name="T52">, </text:span><text:span text:style-name="T8">&gt;=</text:span><text:span text:style-name="T52">, </text:span><text:span text:style-name="T8">&gt;</text:span><text:span text:style-name="T52">, </text:span><text:span text:style-name="T8">/=</text:span><text:span text:style-name="T52">) are all </text:span><text:span text:style-name="T31">both macros and functions</text:span><text:span text:style-name="T52"> and the macro expansion is </text:span><text:span text:style-name="T31">short-circuiting</text:span><text:span text:style-name="T52">.<text:line-break/>This means that </text:span><text:span text:style-name="T8">(&lt; (foo) (bar) (baz))</text:span><text:span text:style-name="T52"> </text:span><text:span text:style-name="T53">will not call</text:span><text:span text:style-name="T52"> </text:span><text:span text:style-name="T8">(baz)</text:span><text:span text:style-name="T52"> if the result is known to be false from the first comparison. </text:span><text:span text:style-name="T53">This is what the </text:span><text:span text:style-name="T32">Python</text:span><text:span text:style-name="T53"> language does and I also think it's a logical thing to do.</text:span></text:p>
        </text:list-item>
        <text:list-item>
          <text:p text:style-name="P36">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p text:style-name="P37"><text:span text:style-name="T68"/></text:p>
      <text:h text:style-name="P64" text:outline-level="1"><text:span text:style-name="T68">Javascript integration</text:span></text:h>
      <text:p text:style-name="P38">JSLisp is a compiler, not an interpreter and every function or lambda defined in JSLisp is a regular Javascript function.</text:p>
      <text:p text:style-name="P15"><text:span text:style-name="T57">To call a JSLisp global function or to set a JSLisp symbol value or function just use the mangled name. For example to set the JSLisp symbol value of </text:span><text:span text:style-name="T13">lisp-var-1</text:span><text:span text:style-name="T57"> to the number 42 you need to execute the Javascript statement:</text:span></text:p>
      <text:p text:style-name="P54">d$$lisp_var_$49$ = 42;</text:p>
      <text:p text:style-name="P38">The name mangling rules are:</text:p>
      <text:list xml:id="list1566407214" text:style-name="L3">
        <text:list-item>
          <text:p text:style-name="P39">add two dollar signs at the beginning</text:p>
        </text:list-item>
        <text:list-item>
          <text:p text:style-name="P40"><text:span text:style-name="T57">replace any character not in </text:span><text:span text:style-name="T13">[-A-Za-z]</text:span><text:span text:style-name="T57"> with the character code in decimal wrapped between two dollar signs </text:span><text:span text:style-name="T13">$</text:span><text:span text:style-name="T57">.</text:span></text:p>
        </text:list-item>
        <text:list-item>
          <text:p text:style-name="P40"><text:span text:style-name="T57">replace any dash </text:span><text:span text:style-name="T13">-</text:span><text:span text:style-name="T57"> character with an underscore </text:span><text:span text:style-name="T13">_</text:span><text:span text:style-name="T57"> .</text:span></text:p>
        </text:list-item>
        <text:list-item>
          <text:p text:style-name="P40"><text:span text:style-name="T57">if you're referring to the symbol value prepend a lowercase </text:span><text:span text:style-name="T13">d</text:span><text:span text:style-name="T57"> to the result, if you're referring to the symbol function prepend a lowercase </text:span><text:span text:style-name="T13">f</text:span><text:span text:style-name="T57"> and if referring to the symbol macro use a lowercase </text:span><text:span text:style-name="T13">m</text:span><text:span text:style-name="T57">.</text:span></text:p>
        </text:list-item>
      </text:list>
      <text:p text:style-name="P15"><text:span text:style-name="T57">To embed Javascript code in JSLisp you can simply use the predefined </text:span><text:span text:style-name="T13">(js-code ...)</text:span><text:span text:style-name="T57"> <text:s/>operator that requires a </text:span><text:span text:style-name="T35">string literal</text:span><text:span text:style-name="T57"> (not an expression!) and that expands </text:span><text:span text:style-name="T35">compile time</text:span><text:span text:style-name="T57"> to that literal. For example this is how the JSLisp function </text:span><text:span text:style-name="T13">last-index</text:span><text:span text:style-name="T57"> could be defined:</text:span></text:p>
      <text:p text:style-name="P22"><text:span text:style-name="T57">(def</text:span><text:span text:style-name="T58">un</text:span><text:span text:style-name="T57"> last-index (x L)<text:line-break/> <text:s/>(js-code “</text:span><text:span text:style-name="T58">d$$L.lastIndexOf(d$$x)”))</text:span></text:p>
      <text:p text:style-name="P41">this is the Javascript code that this code will be compiled to</text:p>
      <text:p text:style-name="P55">f$$set_symbol_function(s$$last_index,<text:line-break/> <text:s/>function(d$$x,d$$L){<text:line-break/> <text:s text:c="3"/>var res=d$$L.lastIndexOf(d$$x);<text:line-break/> <text:s text:c="3"/>return res;<text:line-break/> <text:s/>});</text:p>
      <text:p text:style-name="P16"><text:span text:style-name="T58">When executed the above code will set the global </text:span><text:span text:style-name="T14">f$$last_index</text:span><text:span text:style-name="T58"> to the function and therefore from Javascript it will be possible to just evaluate </text:span><text:span text:style-name="T14">f$$last_index(a, b)</text:span><text:span text:style-name="T58">.</text:span></text:p>
      <text:p text:style-name="P16"><text:span text:style-name="T58">Note that the same mangling </text:span><text:span text:style-name="T14">d$$x</text:span><text:span text:style-name="T58"> is used for both </text:span><text:span text:style-name="T36">dynamic</text:span><text:span text:style-name="T58"> and </text:span><text:span text:style-name="T36">lexical</text:span><text:span text:style-name="T58"> bindings.</text:span></text:p>
      <text:p text:style-name="P47"><text:span text:style-name="T58">It's also possible to call functions with </text:span><text:span text:style-name="T36">keyword parameters</text:span><text:span text:style-name="T58"> by using for example </text:span><text:span text:style-name="T14">s$$$58$x</text:span><text:span text:style-name="T58"> to reference the symbol </text:span><text:span text:style-name="T14">:x</text:span><text:span text:style-name="T58"> in the call from Javascript.</text:span></text:p>
      <text:h text:style-name="Heading_20_1" text:outline-level="1"><text:soft-page-break/><text:span text:style-name="T68">Reference</text:span></text:h>
      <text:h text:style-name="P67" text:outline-level="2">Data types</text:h>
      <text:h text:style-name="Heading_20_3" text:outline-level="3"><text:span text:style-name="T77">Numbers</text:span></text:h>
      <text:p text:style-name="P49"><text:span text:style-name="T74">These are Javascript native number objects (similar to Common Lisp </text:span><text:span text:style-name="T18">DOUBLE-FLOAT</text:span><text:span text:style-name="T74"> type). There are no fixnum or arbitrary precision integer numbers but the type unit accuracy is guaranteed up to </text:span><text:span text:style-name="T73">±</text:span><text:span text:style-name="T74">2</text:span><text:span text:style-name="T72">53 </text:span><text:span text:style-name="T74">(</text:span><text:span text:style-name="T73">±</text:span><text:span text:style-name="T74">9,007,199,254,740,992). </text:span></text:p>
      <text:p text:style-name="P49"><text:span text:style-name="T76">There is a special numeric value </text:span><text:span text:style-name="T20">NaN</text:span><text:span text:style-name="T76"> that is generated when a computation is not possible (e.g. evaluating </text:span><text:span text:style-name="T20">(log -1)</text:span><text:span text:style-name="T76">). </text:span><text:span text:style-name="T20">NaN</text:span><text:span text:style-name="T76"> value compare different from any number (including </text:span><text:span text:style-name="T20">NaN</text:span><text:span text:style-name="T76">) and any other relational operation with </text:span><text:span text:style-name="T20">NaN</text:span><text:span text:style-name="T76"> returns false (e.g. are both false </text:span><text:span text:style-name="T20">(&lt; x NaN)</text:span><text:span text:style-name="T76"> and </text:span><text:span text:style-name="T20">(&gt;= x NaN)</text:span><text:span text:style-name="T76"> for any value of </text:span><text:span text:style-name="T20">x</text:span><text:span text:style-name="T76">).</text:span></text:p>
      <text:p text:style-name="P49"><text:span text:style-name="T76">The predicate function </text:span><text:span text:style-name="T20">(numberp x)</text:span><text:span text:style-name="T76"> returns </text:span><text:span text:style-name="T20">true</text:span><text:span text:style-name="T76"> if </text:span><text:span text:style-name="T20">x</text:span><text:span text:style-name="T76"> is a number (including </text:span><text:span text:style-name="T20">NaN</text:span><text:span text:style-name="T76">) and </text:span><text:span text:style-name="T20">false</text:span><text:span text:style-name="T76"> otherwise.</text:span></text:p>
      <text:h text:style-name="P74" text:outline-level="3"><text:span text:style-name="T77">Strings</text:span></text:h>
      <text:p text:style-name="P49"><text:span text:style-name="T43">Immutable</text:span><text:span text:style-name="T74"> Javascript unicode strings. In string literals JSLisp supports standard Javascript escape sequences for </text:span><text:span text:style-name="T43">octal</text:span><text:span text:style-name="T74">, </text:span><text:span text:style-name="T43">hexadecimal</text:span><text:span text:style-name="T74"> or </text:span><text:span text:style-name="T43">unicode characters</text:span><text:span text:style-name="T74"> in addition to </text:span><text:span text:style-name="T76">standard</text:span><text:span text:style-name="T74"> special character escape sequences (tab, newline, carriage return, backspace, formfeed). </text:span></text:p>
      <text:p text:style-name="P49"><text:span text:style-name="T74">There is no </text:span><text:span text:style-name="T43">character type</text:span><text:span text:style-name="T74">, characters of strings are accessed using </text:span><text:span text:style-name="T18">(aref &lt;string&gt; &lt;index&gt;)</text:span><text:span text:style-name="T74"> </text:span><text:span text:style-name="T76">form</text:span><text:span text:style-name="T74"> (with a </text:span><text:span text:style-name="T43">0-based</text:span><text:span text:style-name="T74"> index) and the value is a </text:span><text:span text:style-name="T43">single-character string</text:span><text:span text:style-name="T74">.<text:line-break/>The predicate function </text:span><text:span text:style-name="T18">(</text:span><text:span text:style-name="T20">stringp</text:span><text:span text:style-name="T18"> x)</text:span><text:span text:style-name="T74"> returns </text:span><text:span text:style-name="T18">true</text:span><text:span text:style-name="T74"> if </text:span><text:span text:style-name="T18">x</text:span><text:span text:style-name="T74"> is a </text:span><text:span text:style-name="T76">string</text:span><text:span text:style-name="T74"> and </text:span><text:span text:style-name="T18">false</text:span><text:span text:style-name="T74"> otherwise.</text:span></text:p>
      <text:h text:style-name="Heading_20_3" text:outline-level="3"><text:span text:style-name="T78">Symbols</text:span></text:h>
      <text:p text:style-name="P49"><text:span text:style-name="T79">There is </text:span><text:span text:style-name="T76">(</text:span><text:span text:style-name="T79">currently</text:span><text:span text:style-name="T76">)</text:span><text:span text:style-name="T79"> </text:span><text:span text:style-name="T44">no package support</text:span><text:span text:style-name="T79">, but when a symbol starting with a </text:span><text:span text:style-name="T44">colon</text:span><text:span text:style-name="T79"> </text:span><text:span text:style-name="T21">:</text:span><text:span text:style-name="T79"> character is interned its value is also </text:span><text:span text:style-name="T44">set to the symbol itself</text:span><text:span text:style-name="T79">.</text:span></text:p>
      <text:p text:style-name="P49"><text:span text:style-name="T79">These symbols </text:span><text:span text:style-name="T76">can be</text:span><text:span text:style-name="T79"> used for keyword parameters </text:span><text:span text:style-name="T76">in function calls </text:span><text:span text:style-name="T79">and mimic the keyword package of Common Lisp.</text:span></text:p>
      <text:p text:style-name="P49"><text:span text:style-name="T79">The predicate function </text:span><text:span text:style-name="T21">(</text:span><text:span text:style-name="T20">symbolp</text:span><text:span text:style-name="T21"> x)</text:span><text:span text:style-name="T79"> returns </text:span><text:span text:style-name="T21">true</text:span><text:span text:style-name="T79"> if </text:span><text:span text:style-name="T21">x</text:span><text:span text:style-name="T79"> is a </text:span><text:span text:style-name="T76">symbol </text:span><text:span text:style-name="T79">and </text:span><text:span text:style-name="T21">false</text:span><text:span text:style-name="T79"> otherwise.</text:span></text:p>
      <text:h text:style-name="P75" text:outline-level="3"><text:span text:style-name="T77">Lists</text:span></text:h>
      <text:p text:style-name="P49"><text:span text:style-name="T74">Lists are Javascript arrays and element access is with </text:span><text:span text:style-name="T18">(aref &lt;list&gt; &lt;index&gt;)</text:span><text:span text:style-name="T74"> using a </text:span><text:span text:style-name="T43">0-based index</text:span><text:span text:style-name="T74">. List tails are </text:span><text:span text:style-name="T43">never shared</text:span><text:span text:style-name="T74">, the predefined </text:span><text:span text:style-name="T18">(rest &lt;list&gt;)</text:span><text:span text:style-name="T74"> function returns therefore a </text:span><text:span text:style-name="T43">copy</text:span><text:span text:style-name="T74"> of the list starting from second element.</text:span></text:p>
      <text:p text:style-name="P49"><text:span text:style-name="T74">JSLisp lists are </text:span><text:span text:style-name="T76">more or less </text:span><text:span text:style-name="T74">equivalent to Common Lisp </text:span><text:span text:style-name="T18">vector</text:span><text:span text:style-name="T74">s, and for example </text:span><text:span text:style-name="T18">(push &lt;element&gt; &lt;list&gt;)</text:span><text:span text:style-name="T74"> can be just a regular function and doesn't need to work on a </text:span><text:span text:style-name="T43">place </text:span><text:span text:style-name="T65">like it's required in Common Lisp</text:span><text:span text:style-name="T43">.</text:span></text:p>
      <text:p text:style-name="P50"><text:span text:style-name="T76">When accessing a list element that doesn't exist (because beyond the size of the list) the returned value is </text:span><text:span text:style-name="T20">undefined</text:span><text:span text:style-name="T76">. When </text:span><text:span text:style-name="T42">writing</text:span><text:span text:style-name="T76"> to that element the list object is </text:span><text:span text:style-name="T42">automatically resized</text:span><text:span text:style-name="T76"> and any intermediate values are all set to </text:span><text:span text:style-name="T20">undefined</text:span><text:span text:style-name="T76">.</text:span></text:p>
      <text:p text:style-name="P49"><text:span text:style-name="T65">The predicate function </text:span><text:span text:style-name="T22">(</text:span><text:span text:style-name="T23">listp</text:span><text:span text:style-name="T22"> x)</text:span><text:span text:style-name="T65"> returns </text:span><text:span text:style-name="T22">true</text:span><text:span text:style-name="T65"> if </text:span><text:span text:style-name="T22">x</text:span><text:span text:style-name="T65"> is a </text:span><text:span text:style-name="T66">list</text:span><text:span text:style-name="T65"> and </text:span><text:span text:style-name="T22">false</text:span><text:span text:style-name="T65"> otherwise.</text:span></text:p>
      <text:h text:style-name="Heading_20_3" text:outline-level="3"><text:span text:style-name="T77">Closures</text:span></text:h>
      <text:p text:style-name="P49"><text:span text:style-name="T75">These are just regular Javascript </text:span><text:span text:style-name="T64">callable</text:span><text:span text:style-name="T75"> objects. They're used as the result of evaluating </text:span><text:span text:style-name="T19">(lambda ...)</text:span><text:span text:style-name="T75"> forms.</text:span></text:p>
      <text:p text:style-name="P49"><text:span text:style-name="T75">Being JSLisp is a </text:span><text:span text:style-name="T41">compile-only implementation</text:span><text:span text:style-name="T75">, there's no difference between the result of a lambda form and a manually written Javascript function.</text:span></text:p>
      <text:p text:style-name="P49"><text:span text:style-name="T75">The </text:span><text:span text:style-name="T19">(eval ...)</text:span><text:span text:style-name="T75"> function is also available but is implemented as </text:span><text:span text:style-name="T41">compile+invoke</text:span><text:span text:style-name="T75"> and not as an </text:span><text:span text:style-name="T41">interpreter</text:span><text:span text:style-name="T75">. </text:span><text:span text:style-name="T76">Because </text:span><text:span text:style-name="T20">eval</text:span><text:span text:style-name="T76"> is a regular function and not a </text:span><text:span text:style-name="T42">macro</text:span><text:span text:style-name="T76"> the evaluation will not be able to access </text:span><text:span text:style-name="T42">lexical bindings</text:span><text:span text:style-name="T76">.</text:span></text:p>
      <text:h text:style-name="Heading_20_3" text:outline-level="3"><text:span text:style-name="T77">Boolean</text:span></text:h>
      <text:p text:style-name="P51"><text:span text:style-name="T75">Javascript boolean type with only values being true and false. Following Javascript rules an expression is considered true if its value is either </text:span><text:span text:style-name="T19">true</text:span><text:span text:style-name="T75">, a </text:span><text:span text:style-name="T41">number</text:span><text:span text:style-name="T75"> different from zero or </text:span><text:span text:style-name="T19">NaN</text:span><text:span text:style-name="T75">, a </text:span><text:span text:style-name="T41">non-empty</text:span><text:span text:style-name="T75"> string.</text:span></text:p>
      <text:p text:style-name="P51"><text:span text:style-name="T75">Note that </text:span><text:span text:style-name="T41">empty lists</text:span><text:span text:style-name="T75"> or </text:span><text:span text:style-name="T41">empty Javascript objects</text:span><text:span text:style-name="T75"> are considered to be “</text:span><text:span text:style-name="T41">true</text:span><text:span text:style-name="T75">” (this is for example different from </text:span><text:span text:style-name="T80">what the</text:span><text:span text:style-name="T75"> Python </text:span><text:span text:style-name="T80">language does</text:span><text:span text:style-name="T75">).</text:span></text:p>
      <text:h text:style-name="Heading_20_3" text:outline-level="3">Null</text:h>
      <text:h text:style-name="Heading_20_3" text:outline-level="3">Undefined</text:h>
      <text:h text:style-name="Heading_20_3" text:outline-level="3">Objects</text:h>
      <text:h text:style-name="P68" text:outline-level="2"/>
      <text:h text:style-name="P69" text:outline-level="2">Namespaces</text:h>
      <text:p text:style-name="P13">There are three distinct namespaces; the value namespace, the function namespace and the macro namespace.</text:p>
      <text:h text:style-name="Heading_20_3" text:outline-level="3">Value namespace</text:h>
      <text:p text:style-name="P13">This namespace contains the current value associated to a global symbol. This value can be accessed or altered by using the functions:</text:p>
      <text:p text:style-name="P20">(symbol-value x) <text:s text:c="6"/>;; Retrieves current value of symbol x<text:line-break/>(set-symbol-value x y) ;; Sets current value for symbol x</text:p>
      <text:p text:style-name="P7"><text:span text:style-name="T54"><text:line-break/>In the Javascript runtime the value of a symbol </text:span><text:span text:style-name="T10">x</text:span><text:span text:style-name="T54"> is stored in the global variable named “</text:span><text:span text:style-name="T10">d&lt;mangled-name&gt;</text:span><text:span text:style-name="T54">”. For example for symbol </text:span><text:span text:style-name="T10">x1</text:span><text:span text:style-name="T54"> the variable is </text:span><text:span text:style-name="T10">d$$x$49$</text:span><text:span text:style-name="T54">.</text:span></text:p>
      <text:h text:style-name="Heading_20_3" text:outline-level="3">Function namespace</text:h>
      <text:p text:style-name="P13">This namespace contains the current function associated to a global symbol. It can be accessed or altered by the two functions</text:p>
      <text:p text:style-name="P20">(symbol-function x) <text:s text:c="6"/>;; Current function of symbol x<text:line-break/>(set-symbol-function x y) ;; Sets function for symbol x</text:p>
      <text:p text:style-name="P47"><text:span text:style-name="T54">In the Javascript runtime the function of a symbol </text:span><text:span text:style-name="T10">x</text:span><text:span text:style-name="T54"> is stored in the global variable named “</text:span><text:span text:style-name="T10">f&lt;mangled-name&gt;</text:span><text:span text:style-name="T54">”. For example for symbol </text:span><text:span text:style-name="T10">foo</text:span><text:span text:style-name="T54"> the variable is </text:span><text:span text:style-name="T10">f$$foo</text:span><text:span text:style-name="T54">.</text:span></text:p>
      <text:h text:style-name="P73" text:outline-level="3"><text:span text:style-name="T54"/></text:h>
      <text:h text:style-name="P75" text:outline-level="3"><text:span text:style-name="T54">Macro namespace</text:span></text:h>
      <text:p text:style-name="P13">This namespace contains the current macro associated to a global symbol. It can be accessed or altered by the two functions</text:p>
      <text:p text:style-name="P20">(symbol-macro x) <text:s text:c="6"/>;; Retrieves current macro of symbol x<text:line-break/>(set-symbol-macro x y) ;; Sets macro expander for symbol x</text:p>
      <text:p text:style-name="P7"><text:span text:style-name="T54"><text:line-break/>In the Javascript runtime the macro of a symbol </text:span><text:span text:style-name="T10">x</text:span><text:span text:style-name="T54"> is stored in the global variable named “</text:span><text:span text:style-name="T10">m&lt;mangled-name&gt;</text:span><text:span text:style-name="T54">”. For example for symbol </text:span><text:span text:style-name="T10">&lt;</text:span><text:span text:style-name="T54"> the variable is </text:span><text:span text:style-name="T10">m$$$60$</text:span><text:span text:style-name="T54">.</text:span></text:p>
      <text:p text:style-name="P13">The macro value of a symbol is used by the compiling function (js-compile ...) when a symbol is found in the function position of a form. In this case the logic is:</text:p>
      <text:list xml:id="list1674850375" text:style-name="L5">
        <text:list-item>
          <text:p text:style-name="P43">If there is a lexical macro currently visible with that name then it is expanded</text:p>
        </text:list-item>
        <text:list-item>
          <text:p text:style-name="P43">If there is a global macro with that name then it is expanded</text:p>
        </text:list-item>
        <text:list-item>
          <text:p text:style-name="P42"><text:span text:style-name="T54">Otherwise the code for calling a function associated to the symbol is generated.<text:line-break/>For example the </text:span><text:span text:style-name="T55">Lisp </text:span><text:span text:style-name="T54">code </text:span><text:span text:style-name="T10">(foo x)</text:span><text:span text:style-name="T54"> in this case will generate</text:span><text:span text:style-name="T55"> the Javascript code<text:line-break/></text:span><text:span text:style-name="T10">(f$$foo(d$$x))</text:span><text:span text:style-name="T54">. </text:span><text:span text:style-name="T55">Note also that </text:span><text:span text:style-name="T11">f$$foo</text:span><text:span text:style-name="T55"> could actually be bound to a </text:span><text:span text:style-name="T33">lexical function</text:span><text:span text:style-name="T55"> because of a containing </text:span><text:span text:style-name="T11">(labels ...)</text:span><text:span text:style-name="T55"> form.</text:span></text:p>
        </text:list-item>
      </text:list>
      <text:p text:style-name="P14">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8"><text:span text:style-name="T55">When a </text:span><text:span text:style-name="T11">(labels ...)</text:span><text:span text:style-name="T55"> form is compiled any </text:span><text:span text:style-name="T33">global</text:span><text:span text:style-name="T55"> or </text:span><text:span text:style-name="T33">lexical</text:span><text:span text:style-name="T55"> macros bound to function names defined in the labels part will not be considered. In other words...</text:span></text:p>
      <text:p text:style-name="P21">(defmacro foo (x y)<text:line-break/> <text:s/>`(+ ,x ,y))</text:p>
      <text:p text:style-name="P21">(let ((x 3)<text:line-break/> <text:s text:c="5"/>(y 4))<text:line-break/> <text:s/>(list (labels ((foo (x y) (* x y)))<text:line-break/> <text:s text:c="9"/>(foo x y))<text:line-break/> <text:s text:c="7"/>(foo x y)))</text:p>
      <text:p text:style-name="P21">--&gt; (12 7)</text:p>
      <text:h text:style-name="Heading_20_2" text:outline-level="2"><text:soft-page-break/>Flow control</text:h>
      <text:h text:style-name="P70" text:outline-level="3">(progn ...)</text:h>
      <text:p text:style-name="P23">(progn<text:line-break/> <text:s/>&lt;form<text:span text:style-name="T59">-</text:span>1&gt;<text:line-break/> <text:s/>&lt;form<text:span text:style-name="T59">-</text:span>2&gt;<text:line-break/> <text:s/>…<text:line-break/> <text:s/>&lt;form<text:span text:style-name="T59">-</text:span>n&gt;)</text:p>
      <text:p text:style-name="P18"><text:span text:style-name="T56">The </text:span><text:span text:style-name="T12">progn</text:span><text:span text:style-name="T56"> form evaluates all contained forms in sequence and returns as value the value of the last evaluated form.</text:span></text:p>
      <text:h text:style-name="P70" text:outline-level="3">(dotimes …) <text:span text:style-name="T69">(dolist ...)</text:span></text:h>
      <text:p text:style-name="P23">(dotimes (&lt;var&gt; &lt;count&gt;)<text:line-break/> <text:s text:c="2"/>&lt;form<text:span text:style-name="T59">-</text:span>1&gt;<text:line-break/> <text:s text:c="2"/>&lt;form<text:span text:style-name="T59">-</text:span>2&gt;<text:line-break/> <text:s text:c="2"/>…<text:line-break/> <text:s text:c="2"/>&lt;form<text:span text:style-name="T59">-</text:span>n&gt;)</text:p>
      <text:p text:style-name="Standard">The <text:span text:style-name="T12">dotimes</text:span><text:span text:style-name="T56"> form evaluates all the contained forms in sequence by first assigning the value </text:span><text:span text:style-name="T12">0</text:span><text:span text:style-name="T56"> to the variable </text:span><text:span text:style-name="T12">&lt;var&gt;</text:span><text:span text:style-name="T56">, then </text:span><text:span text:style-name="T12">1</text:span><text:span text:style-name="T56">, then </text:span><text:span text:style-name="T12">2</text:span><text:span text:style-name="T56"> and so on until the variable would get the value of </text:span><text:span text:style-name="T12">&lt;count&gt;</text:span><text:span text:style-name="T56">. At this point (without evaluating the forms with </text:span><text:span text:style-name="T12">&lt;var&gt;</text:span><text:span text:style-name="T56"> equal to </text:span><text:span text:style-name="T12">&lt;count&gt;</text:span><text:span text:style-name="T56">) the loop is terminated and the final value is </text:span><text:span text:style-name="T12">undefined</text:span><text:span text:style-name="T56">. The form </text:span><text:span text:style-name="T12">&lt;count&gt;</text:span><text:span text:style-name="T56"> is evaluated only once and the body of the loop </text:span><text:span text:style-name="T34">may be not executed</text:span><text:span text:style-name="T56"> if the result of evaluating </text:span><text:span text:style-name="T12">&lt;count&gt;</text:span><text:span text:style-name="T56"> is smaller than </text:span><text:span text:style-name="T12">1</text:span><text:span text:style-name="T56">.</text:span></text:p>
      <text:p text:style-name="Text_20_body"><text:span text:style-name="T59"/></text:p>
      <text:p text:style-name="P23">(dolist (&lt;var&gt; &lt;list&gt;)<text:line-break/> <text:s/>&lt;form<text:span text:style-name="T59">-</text:span>1&gt;<text:line-break/> <text:s/>&lt;form<text:span text:style-name="T59">-</text:span>2&gt;<text:line-break/> <text:s/>…<text:line-break/> <text:s/>&lt;form<text:span text:style-name="T59">-</text:span>n&gt;)</text:p>
      <text:p text:style-name="P1"><text:span text:style-name="T56">The </text:span><text:span text:style-name="T12">dolist</text:span><text:span text:style-name="T56"> form evaluates all the contained forms in sequence by first assigning to the variable </text:span><text:span text:style-name="T12">&lt;var&gt;</text:span><text:span text:style-name="T56"> the first element of the list returned by evaluating </text:span><text:span text:style-name="T12">&lt;list&gt;</text:span><text:span text:style-name="T56">, then the second and <text:s/>so on until the end of the list.</text:span></text:p>
      <text:p text:style-name="P24"><text:span text:style-name="T56">Once the list is exhausted the loop is terminated and the final value is </text:span><text:span text:style-name="T12">undefined</text:span><text:span text:style-name="T56">. The form </text:span><text:span text:style-name="T12">&lt;list&gt;</text:span><text:span text:style-name="T56"> is evaluated only once and the body of the loop </text:span><text:span text:style-name="T34">may be not executed</text:span><text:span text:style-name="T56"> if the result of evaluating </text:span><text:span text:style-name="T12">&lt;list&gt;</text:span><text:span text:style-name="T56"> is an empty list.</text:span></text:p>
      <text:h text:style-name="Heading_20_3" text:outline-level="3"><text:soft-page-break/><text:span text:style-name="T59">(do ...)</text:span></text:h>
      <text:p text:style-name="P56">(do ((&lt;var-1&gt; &lt;init-1&gt; [&lt;next-1&gt;])<text:line-break/> <text:s text:c="4"/>(&lt;var-2&gt; &lt;init-2&gt; [&lt;next-2&gt;])<text:line-break/> <text:s text:c="4"/>…<text:line-break/> <text:s text:c="4"/>(&lt;var-n&gt; &lt;init-n&gt; [&lt;next-n&gt;]))<text:line-break/> <text:s text:c="3"/>(&lt;end-test&gt;<text:line-break/> <text:s text:c="4"/>&lt;end-form-1&gt;<text:line-break/> <text:s text:c="4"/>&lt;end-form-2&gt;<text:line-break/> <text:s text:c="4"/>…<text:line-break/> <text:s text:c="4"/>&lt;end-form-n&gt;)<text:line-break/> <text:s/>&lt;body-form-1&gt;<text:line-break/> <text:s/>&lt;body-form-2&gt;<text:line-break/> <text:s/>…<text:line-break/> <text:s/>&lt;body-form-n&gt;)</text:p>
      <text:p text:style-name="P17"><text:span text:style-name="T59">The </text:span><text:span text:style-name="T15">do</text:span><text:span text:style-name="T59"> form is the most general looping facility provided by JSLisp and is modeled after the standard do of Common Lisp.</text:span></text:p>
      <text:p text:style-name="P19"><text:span text:style-name="T59">Several distinct looping variables </text:span><text:span text:style-name="T15">var-1</text:span><text:span text:style-name="T59">, </text:span><text:span text:style-name="T15">var-2</text:span><text:span text:style-name="T59">, ... </text:span><text:span text:style-name="T15">var-n</text:span><text:span text:style-name="T59"> can be defined for the loop in the first sublist, for each of them the </text:span><text:span text:style-name="T37">initial value</text:span><text:span text:style-name="T59"> must be provided and optionally a </text:span><text:span text:style-name="T37">next value expression</text:span><text:span text:style-name="T59">. </text:span><text:span text:style-name="T60">The </text:span><text:span text:style-name="T38">next value expression</text:span><text:span text:style-name="T60"> for a variable can be omitted if the variable doesn't need to change during the loop or if the increment is done </text:span><text:span text:style-name="T38">explicitly</text:span><text:span text:style-name="T60"> in the </text:span><text:span text:style-name="T38">body part</text:span><text:span text:style-name="T60">.</text:span></text:p>
      <text:p text:style-name="P17"><text:span text:style-name="T59">After the looping variables is specified the </text:span><text:span text:style-name="T15">end-test</text:span><text:span text:style-name="T59"> form (that must evaluate to true to exit the loop) and the closing sequence of </text:span><text:span text:style-name="T15">end-form</text:span><text:span text:style-name="T59">s. The final value of a </text:span><text:span text:style-name="T15">do</text:span><text:span text:style-name="T59"> construct will be the value of the last </text:span><text:span text:style-name="T15">end-form</text:span><text:span text:style-name="T59"> or </text:span><text:span text:style-name="T15">undefined</text:span><text:span text:style-name="T59"> if no end forms are present.</text:span></text:p>
      <text:p text:style-name="P17"><text:span text:style-name="T59">Finally there is a list of </text:span><text:span text:style-name="T15">body-form</text:span><text:span text:style-name="T59">s that will be evaluated for each iteration after checking that the </text:span><text:span text:style-name="T15">end-test</text:span><text:span text:style-name="T59"> is not passing. The evaluation of the </text:span><text:span text:style-name="T15">next-...</text:span><text:span text:style-name="T59"> forms will be done after the evaluation of the last </text:span><text:span text:style-name="T15">body-form</text:span><text:span text:style-name="T59">.</text:span></text:p>
      <text:p text:style-name="P44">As an example consider this simple function for checking for primality of an integer &gt;= 2:</text:p>
      <text:p text:style-name="P57">(defun prime-number (n)<text:line-break/> <text:s/>(cond<text:line-break/> <text:s text:c="4"/>((= n 2) true)<text:line-break/> <text:s text:c="4"/>((= 0 (% n 2)) false)<text:line-break/> <text:s text:c="4"/>(true<text:line-break/> <text:s text:c="7"/>(do ((x 3 (+ x 2)))<text:line-break/> <text:s text:c="11"/>((or (&gt; (* x x) n)<text:line-break/> <text:s text:c="16"/>(= 0 (% n x)))<text:line-break/> <text:s text:c="12"/>(&gt; (* x x) n))))))</text:p>
      <text:p text:style-name="P44"><text:soft-page-break/>In the above example the body part is empty (a fairly common case).</text:p>
      <text:h text:style-name="P71" text:outline-level="3"><text:span text:style-name="T62">(if …) </text:span><text:span text:style-name="T69">(when …) (unless ...)</text:span></text:h>
      <text:p text:style-name="P58"><text:span text:style-name="T62">(if &lt;condition&gt;<text:line-break/> <text:s text:c="3"/>&lt;if-true-form&gt;<text:line-break/> <text:s text:c="3"/>[&lt;if-false-form&gt;])</text:span></text:p>
      <text:p text:style-name="P45"><text:span text:style-name="T62">The </text:span><text:span text:style-name="T16">if</text:span><text:span text:style-name="T62"> form allows </text:span><text:span text:style-name="T63">conditional</text:span><text:span text:style-name="T62"> execution. After evaluating the </text:span><text:span text:style-name="T39">condition form</text:span><text:span text:style-name="T62"> only one of the two subsequent forms will be evaluated depending on if the condition passed or not.</text:span></text:p>
      <text:p text:style-name="P45"><text:span text:style-name="T62">If the </text:span><text:span text:style-name="T16">if-false-form</text:span><text:span text:style-name="T62"> is omitted the final value when the condition is not met is undefined.</text:span></text:p>
      <text:p text:style-name="P45"><text:span text:style-name="T62"/></text:p>
      <text:p text:style-name="P58"><text:span text:style-name="T62">(when &lt;condition&gt;<text:line-break/> <text:s/>&lt;body-form-1&gt;<text:line-break/> <text:s/>&lt;body-form-2&gt;<text:line-break/> <text:s/>…<text:line-break/> <text:s/>&lt;body-form-n&gt;)</text:span></text:p>
      <text:p text:style-name="Text_20_body"/>
      <text:p text:style-name="P58"><text:span text:style-name="T62">(unless &lt;condition&gt;<text:line-break/> <text:s/>&lt;body-form-1&gt;<text:line-break/> <text:s/>&lt;body-form-2&gt;<text:line-break/> <text:s/>…<text:line-break/> <text:s/>&lt;body-form-n&gt;)</text:span></text:p>
      <text:p text:style-name="P45"><text:span text:style-name="T62">These two forms are </text:span><text:span text:style-name="T39">specialized versions</text:span><text:span text:style-name="T62"> of the </text:span><text:span text:style-name="T16">if</text:span><text:span text:style-name="T62"> form. In many cases what is needed are multiple operations in one case and nothing in the other. To simplify writing and reading of Lisp code the two forms are equivalent to </text:span><text:span text:style-name="T16">if</text:span><text:span text:style-name="T62">+</text:span><text:span text:style-name="T16">progn</text:span><text:span text:style-name="T62"> constructs for these </text:span><text:span text:style-name="T67">cases.</text:span></text:p>
      <text:p text:style-name="P46"><text:span text:style-name="T67">The </text:span><text:span text:style-name="T17">when</text:span><text:span text:style-name="T67"> form evaluates the </text:span><text:span text:style-name="T17">body-form</text:span><text:span text:style-name="T67">s if the condition is passed, the </text:span><text:span text:style-name="T17">unless</text:span><text:span text:style-name="T67"> form instead evaluates them if the condition is </text:span><text:span text:style-name="T40">not</text:span><text:span text:style-name="T67"> passed.</text:span></text:p>
      <text:p text:style-name="P46"><text:span text:style-name="T67">In both the final value is either </text:span><text:span text:style-name="T17">undefined</text:span><text:span text:style-name="T67"> or the value of </text:span><text:span text:style-name="T17">body-form-n</text:span><text:span text:style-name="T67">.</text:span></text:p>
      <text:h text:style-name="P72" text:outline-level="3"><text:soft-page-break/><text:span text:style-name="T69">(let …) (let* ...)</text:span></text:h>
      <text:h text:style-name="P67" text:outline-level="2">Predefined functions and macros</text:h>
      <text:h text:style-name="P67" text:outline-level="2">Libraries</text:h>
      <text:h text:style-name="P67" text:outline-level="2">Reader customization</text:h>
      <text:h text:style-name="P61" text:outline-level="1">The REPL</text:h>
      <text:h text:style-name="P61" text:outline-level="1">Implementation</text:h>
      <text:h text:style-name="P67" text:outline-level="2">Implementation of namespaces</text:h>
      <text:h text:style-name="P67" text:outline-level="2">Defmacro, macrolet, symbol-macrolet</text:h>
      <text:h text:style-name="P67" text:outline-level="2">JS-Compile</text:h>
      <text:h text:style-name="P67" text:outline-level="2">Bootstrap</text:h>
      <text:h text:style-name="P67" text:outline-level="2">Compatibility <text:span text:style-name="T61">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1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MT1" style:family="text">
      <style:text-properties officeooo:rsid="003bece0"/>
    </style:style>
    <style:style style:name="MT2" style:family="text">
      <style:text-properties officeooo:rsid="003ced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JSLisp </text:span><text:span text:style-name="MT2">version </text:span><text:span text:style-name="MT2"><text:variable-get text:name="version" office:value-type="string">0.0.1</text:variable-get></text:span><text:span text:style-name="MT1"><text:tab/><text:tab/></text:span><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1T11:17:36</dc:date>
    <dc:creator>Andrea Griffini</dc:creator>
    <meta:editing-duration>PT06H46M17S</meta:editing-duration>
    <meta:editing-cycles>29</meta:editing-cycles>
    <meta:generator>OpenOffice.org/3.2$Unix OpenOffice.org_project/320m19$Build-9505</meta:generator>
    <meta:document-statistic meta:table-count="0" meta:image-count="0" meta:object-count="0" meta:page-count="15" meta:paragraph-count="187" meta:word-count="3463" meta:character-count="20762"/>
  </office:meta>
</office:document-meta>
</file>